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B0000002F3E2CF758CBDE4EC7.png" manifest:media-type="image/png"/>
  <manifest:file-entry manifest:full-path="Pictures/100002010000002600000021E7E6AB9ACEA844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ef33"/>
    </style:style>
    <style:style style:name="P2" style:family="paragraph" style:parent-style-name="Standard" style:master-page-name="Standard">
      <style:paragraph-properties style:page-number="auto"/>
      <style:text-properties fo:font-size="22pt" fo:font-weight="bold" officeooo:paragraph-rsid="001cef33" style:font-size-asian="22pt" style:font-weight-asian="bold" style:font-size-complex="22pt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paragraph-rsid="001cef33" style:font-size-asian="16pt" style:font-weight-asian="bold" style:font-size-complex="16pt"/>
    </style:style>
    <style:style style:name="P4" style:family="paragraph" style:parent-style-name="Standard">
      <style:text-properties fo:font-size="16pt" officeooo:paragraph-rsid="001cef33" style:font-size-asian="16pt" style:font-size-complex="16pt"/>
    </style:style>
    <style:style style:name="P5" style:family="paragraph" style:parent-style-name="Standard">
      <style:text-properties officeooo:paragraph-rsid="001cef33"/>
    </style:style>
    <style:style style:name="P6" style:family="paragraph" style:parent-style-name="Standard">
      <style:text-properties fo:font-size="22pt" fo:font-weight="bold" officeooo:paragraph-rsid="001cef33" style:font-size-asian="22pt" style:font-weight-asian="bold" style:font-size-complex="22pt"/>
    </style:style>
    <style:style style:name="P7" style:family="paragraph" style:parent-style-name="Standard">
      <style:text-properties fo:font-size="22pt" fo:font-weight="bold" officeooo:rsid="00212a48" officeooo:paragraph-rsid="00212a48" style:font-size-asian="22pt" style:font-weight-asian="bold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229edc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89cm, 2.644cm, 0.111cm, 3.0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:Dark Web Monitoring program assignment</text:p>
      <text:p text:style-name="P6">to participants.</text:p>
      <text:p text:style-name="P6"/>
      <text:p text:style-name="P7">Steps to follow:</text:p>
      <text:p text:style-name="P3"/>
      <text:p text:style-name="P1"><text:span text:style-name="T1">1. Double click on the PyCharm </text:span><text:span text:style-name="T2">icon</text:span><text:span text:style-name="T1"> </text:span><draw:frame draw:style-name="fr2" draw:name="Picture 2" text:anchor-type="as-char" svg:width="0.811cm" svg:height="0.706cm" draw:z-index="0"><draw:image xlink:href="Pictures/100002010000002600000021E7E6AB9ACEA84494.png" xlink:type="simple" xlink:show="embed" xlink:actuate="onLoad" loext:mime-type="image/png"/><svg:desc>C:\Users\Harsha\Pictures\pyc.PNG</svg:desc></draw:frame><text:span text:style-name="T1"><text:s/>to start the IDE.</text:span></text:p>
      <text:p text:style-name="P1"><text:span text:style-name="T1">2. In the opened tabs, navigate to </text:span><text:span text:style-name="T3">start.py</text:span><text:span text:style-name="T1"> which contains the sub functions of the program.</text:span></text:p>
      <text:p text:style-name="P4">3. In the left side of the IDE a run icon is present: <text:s text:c="6"/></text:p>
      <text:p text:style-name="P1"><text:span text:style-name="T1"><text:tab/><text:tab/><text:tab/></text:span><draw:frame draw:style-name="fr2" draw:name="Picture 4" text:anchor-type="as-char" svg:width="5.313cm" svg:height="0.995cm" draw:z-index="1"><draw:image xlink:href="Pictures/10000000000000FB0000002F3E2CF758CBDE4EC7.png" xlink:type="simple" xlink:show="embed" xlink:actuate="onLoad" loext:mime-type="image/png"/></draw:frame></text:p>
      <text:p text:style-name="P1"><text:span text:style-name="T1">4. Click on the green button </text:span><draw:frame draw:style-name="fr1" draw:name="Picture 3" text:anchor-type="as-char" svg:width="0.741cm" svg:height="0.67cm" draw:z-index="2"><draw:image xlink:href="Pictures/10000000000000FB0000002F3E2CF758CBDE4EC7.png" xlink:type="simple" xlink:show="embed" xlink:actuate="onLoad" loext:mime-type="image/png"/></draw:frame><text:span text:style-name="T1"><text:s/>to start the program.</text:span></text:p>
      <text:p text:style-name="P1"><text:span text:style-name="T1">5. Initially, the crawler function will start by taking input from url.csv</text:span></text:p>
      <text:p text:style-name="P1"><text:span text:style-name="T1">file and fetch all the links from these URLs. It takes around an hour to</text:span></text:p>
      <text:p text:style-name="P1"><text:span text:style-name="T1">finish this module.</text:span></text:p>
      <text:p text:style-name="P1"><text:span text:style-name="T1">6. Then, the scraper function starts and it takes the different URLs as</text:span></text:p>
      <text:p text:style-name="P1"><text:span text:style-name="T1">input which are provided in the crawled_pages.csv file present in the</text:span></text:p>
      <text:p text:style-name="P1"><text:span text:style-name="T1">same directory. When the URL is taken as input then the scraper</text:span></text:p>
      <text:p text:style-name="P1"><text:span text:style-name="T1">module opens the URL in the TOR Browser using TorBrowserDriver.</text:span></text:p>
      <text:p text:style-name="P1"><text:span text:style-name="T1">7. The scraper takes the URL and checks for the keywords mentioned</text:span></text:p>
      <text:p text:style-name="P1"><text:span text:style-name="T1">in the module.</text:span></text:p>
      <text:p text:style-name="P1"><text:span text:style-name="T1">8. If the URL contains the keywords then it is stored in output.csv file.</text:span></text:p>
      <text:p text:style-name="P1"><text:span text:style-name="T1">9. The scraper module completes when all the URLs are completed</text:span></text:p>
      <text:p text:style-name="P1"><text:span text:style-name="T1">then the program sleeps for some seconds so that all the files are</text:span></text:p>
      <text:p text:style-name="P1"><text:span text:style-name="T1">stored in output file.</text:span></text:p>
      <text:p text:style-name="P1"><text:span text:style-name="T1"/></text:p>
      <text:p text:style-name="P1"><text:span text:style-name="T1">10. Then all the duplicate URLs are removed by the duplicate module</text:span></text:p>
      <text:p text:style-name="P1"><text:span text:style-name="T1">and all the unique URLs are finally stored in highlight.csv file.</text:span></text:p>
      <text:p text:style-name="P1"><text:span text:style-name="T1">11. Then the highlight module starts which takes URLs from the</text:span></text:p>
      <text:p text:style-name="P1"><text:span text:style-name="T1">highlight.csv file and highlights the keywords such as VISA, MASTER if</text:span></text:p>
      <text:p text:style-name="P1"><text:span text:style-name="T1">they are present in URL.</text:span></text:p>
      <text:p text:style-name="P1"><text:span text:style-name="T1">12. Then several tabs are opened to show the keywords of the</text:span></text:p>
      <text:p text:style-name="P1"><text:span text:style-name="T1">search being highlighted. These browser tabs must be closed</text:span></text:p>
      <text:p text:style-name="P1"><text:span text:style-name="T1">manually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5:14:18.595215459</meta:creation-date>
    <dc:date>2021-04-22T15:37:56.289859240</dc:date>
    <meta:editing-duration>PT6M2S</meta:editing-duration>
    <meta:editing-cycles>4</meta:editing-cycles>
    <meta:generator>LibreOffice/6.4.6.2$Linux_X86_64 LibreOffice_project/40$Build-2</meta:generator>
    <meta:document-statistic meta:table-count="0" meta:image-count="3" meta:object-count="0" meta:page-count="1" meta:paragraph-count="29" meta:word-count="266" meta:character-count="1487" meta:non-whitespace-character-count="1237"/>
  </office:meta>
</office:document-meta>
</file>